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instru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I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IU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DS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DU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QZ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NEZ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EQZ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M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MPI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I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W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W_S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FI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FP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TIH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TS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P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LLV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L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R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RAV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BU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W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W_SP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chingchang </meta:initial-creator>
    <meta:creation-date>2014-11-27T14:06:23</meta:creation-date>
    <dc:date>2014-11-27T14:31:41</dc:date>
    <dc:creator>ichingchang </dc:creator>
    <meta:editing-duration>PT10M8S</meta:editing-duration>
    <meta:editing-cycles>1</meta:editing-cycles>
    <meta:document-statistic meta:table-count="3" meta:cell-count="62" meta:object-count="0"/>
    <meta:generator>LibreOffice/3.5$Linux_x86 LibreOffice_project/350m1$Build-2</meta:generator>
  </office:meta>
</office:document-meta>
</file>